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9181681051448974281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2211184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<text:soft-page-break/>40.5 miles in the last week</text:p>
      <text:p text:style-name="P1"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The sum of all the accents on the course is 268 ft as measured using Google Ear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1T12:02:19.36</dc:date>
    <dc:creator>James Lombardi</dc:creator>
    <meta:editing-duration>P3DT2H17M27S</meta:editing-duration>
    <meta:editing-cycles>279</meta:editing-cycles>
    <meta:generator>OpenOffice/4.1.2$Win32 OpenOffice.org_project/412m3$Build-9782</meta:generator>
    <meta:document-statistic meta:table-count="0" meta:image-count="0" meta:object-count="0" meta:page-count="13" meta:paragraph-count="269" meta:word-count="3612" meta:character-count="17532"/>
  </office:meta>
</office:document-meta>
</file>